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========================================</text:p>
      <text:p text:style-name="Standard"><text:s text:c="3"/>1. Theme Variables</text:p>
      <text:p text:style-name="Standard">======================================== */</text:p>
      <text:p text:style-name="Standard"/>
      <text:p text:style-name="Standard">/* Light mode (default) */</text:p>
      <text:p text:style-name="Standard">:root {</text:p>
      <text:p text:style-name="Standard"><text:s text:c="2"/>--bg: #f6f7fb;</text:p>
      <text:p text:style-name="Standard"><text:s text:c="2"/>--card: #ffffff;</text:p>
      <text:p text:style-name="Standard"><text:s text:c="2"/>--muted: #546070;</text:p>
      <text:p text:style-name="Standard"><text:s text:c="2"/>--text: #0b1320;</text:p>
      <text:p text:style-name="Standard"><text:s text:c="2"/>--accent: #4f46e5;</text:p>
      <text:p text:style-name="Standard"><text:s text:c="2"/>--accent-weak: rgba(79,70,229,0.12);</text:p>
      <text:p text:style-name="Standard"><text:s text:c="2"/>--glass: rgba(255,255,255,0.6);</text:p>
      <text:p text:style-name="Standard"><text:s text:c="2"/>--radius: 12px;</text:p>
      <text:p text:style-name="Standard"><text:s text:c="2"/>--shadow: 0 6px 18px rgba(15,23,42,0.06);</text:p>
      <text:p text:style-name="Standard"><text:s text:c="2"/>--code-bg: #f3f4f6;</text:p>
      <text:p text:style-name="Standard">}</text:p>
      <text:p text:style-name="Standard"/>
      <text:p text:style-name="Standard">/* Dark mode overrides */</text:p>
      <text:p text:style-name="Standard">.dark,</text:p>
      <text:p text:style-name="Standard">.dark-mode {</text:p>
      <text:p text:style-name="Standard"><text:s text:c="2"/>--bg: #0b1020;</text:p>
      <text:p text:style-name="Standard"><text:s text:c="2"/>--card: linear-gradient(180deg, rgba(255,255,255,0.02), rgba(255,255,255,0.01));</text:p>
      <text:p text:style-name="Standard"><text:s text:c="2"/>--muted: #9aa3b2;</text:p>
      <text:p text:style-name="Standard"><text:s text:c="2"/>--text: #e6eef6;</text:p>
      <text:p text:style-name="Standard"><text:s text:c="2"/>--accent: #7c5cff;</text:p>
      <text:p text:style-name="Standard"><text:s text:c="2"/>--accent-weak: rgba(124,92,255,0.12);</text:p>
      <text:p text:style-name="Standard"><text:s text:c="2"/>--glass: rgba(255,255,255,0.03);</text:p>
      <text:p text:style-name="Standard"><text:s text:c="2"/>--radius: 12px;</text:p>
      <text:p text:style-name="Standard"><text:s text:c="2"/>--shadow: 0 8px 24px rgba(2,6,23,0.6);</text:p>
      <text:p text:style-name="Standard"><text:s text:c="2"/>--code-bg: rgba(255,255,255,0.04);</text:p>
      <text:p text:style-name="Standard">}</text:p>
      <text:p text:style-name="Standard"/>
      <text:p text:style-name="Standard">/* ========================================</text:p>
      <text:p text:style-name="Standard"><text:s text:c="3"/>2. System Preference Fallback</text:p>
      <text:p text:style-name="Standard">======================================== */</text:p>
      <text:p text:style-name="Standard">@media (prefers-color-scheme: dark) {</text:p>
      <text:p text:style-name="Standard"><text:s text:c="2"/>:root:not(.light):not(.light-mode) {</text:p>
      <text:p text:style-name="Standard"><text:s text:c="4"/>/* Left empty so JS sets .dark or .light — keeps CSS predictable */</text:p>
      <text:p text:style-name="Standard"><text:s text:c="2"/>}</text:p>
      <text:p text:style-name="Standard">}</text:p>
      <text:p text:style-name="Standard"/>
      <text:p text:style-name="Standard">/* ========================================</text:p>
      <text:p text:style-name="Standard"><text:s text:c="3"/>3. Base Layout &amp; Components</text:p>
      <text:p text:style-name="Standard">======================================== */</text:p>
      <text:p text:style-name="Standard"/>
      <text:p text:style-name="Standard">* { box-sizing: border-box; }</text:p>
      <text:p text:style-name="Standard">html, body { height: 100%; }</text:p>
      <text:p text:style-name="Standard"/>
      <text:p text:style-name="Standard"><text:soft-page-break/>body {</text:p>
      <text:p text:style-name="Standard"><text:s text:c="2"/>margin: 0;</text:p>
      <text:p text:style-name="Standard"><text:s text:c="2"/>font-family: Inter, ui-sans-serif, system-ui, -apple-system, "Segoe UI", Roboto, "Helvetica Neue", Arial;</text:p>
      <text:p text:style-name="Standard"><text:s text:c="2"/>background: radial-gradient(1200px 400px at 10% 10%, rgba(79,70,229,0.06), transparent),</text:p>
      <text:p text:style-name="Standard"><text:s text:c="14"/>radial-gradient(800px 300px at 90% 90%, rgba(16,185,129,0.03), transparent),</text:p>
      <text:p text:style-name="Standard"><text:s text:c="14"/>var(--bg);</text:p>
      <text:p text:style-name="Standard"><text:s text:c="2"/>color: var(--text);</text:p>
      <text:p text:style-name="Standard"><text:s text:c="2"/>-webkit-font-smoothing: antialiased;</text:p>
      <text:p text:style-name="Standard"><text:s text:c="2"/>-moz-osx-font-smoothing: grayscale;</text:p>
      <text:p text:style-name="Standard"><text:s text:c="2"/>line-height: 1.45;</text:p>
      <text:p text:style-name="Standard"><text:s text:c="2"/>padding: 28px;</text:p>
      <text:p text:style-name="Standard">}</text:p>
      <text:p text:style-name="Standard"/>
      <text:p text:style-name="Standard">.container {</text:p>
      <text:p text:style-name="Standard"><text:s text:c="2"/>max-width: 1100px;</text:p>
      <text:p text:style-name="Standard"><text:s text:c="2"/>margin: 0 auto;</text:p>
      <text:p text:style-name="Standard">}</text:p>
      <text:p text:style-name="Standard"/>
      <text:p text:style-name="Standard">header {</text:p>
      <text:p text:style-name="Standard"><text:s text:c="2"/>display: flex;</text:p>
      <text:p text:style-name="Standard"><text:s text:c="2"/>align-items: center;</text:p>
      <text:p text:style-name="Standard"><text:s text:c="2"/>justify-content: space-between;</text:p>
      <text:p text:style-name="Standard"><text:s text:c="2"/>gap: 16px;</text:p>
      <text:p text:style-name="Standard"><text:s text:c="2"/>margin-bottom: 28px;</text:p>
      <text:p text:style-name="Standard">}</text:p>
      <text:p text:style-name="Standard"/>
      <text:p text:style-name="Standard">.brand {</text:p>
      <text:p text:style-name="Standard"><text:s text:c="2"/>display: flex;</text:p>
      <text:p text:style-name="Standard"><text:s text:c="2"/>gap: 12px;</text:p>
      <text:p text:style-name="Standard"><text:s text:c="2"/>align-items: center;</text:p>
      <text:p text:style-name="Standard"><text:s text:c="2"/>text-decoration: none;</text:p>
      <text:p text:style-name="Standard"><text:s text:c="2"/>color: inherit;</text:p>
      <text:p text:style-name="Standard">}</text:p>
      <text:p text:style-name="Standard"/>
      <text:p text:style-name="Standard">.logo {</text:p>
      <text:p text:style-name="Standard"><text:s text:c="2"/>width: 44px;</text:p>
      <text:p text:style-name="Standard"><text:s text:c="2"/>height: 44px;</text:p>
      <text:p text:style-name="Standard"><text:s text:c="2"/>display: inline-grid;</text:p>
      <text:p text:style-name="Standard"><text:s text:c="2"/>place-items: center;</text:p>
      <text:p text:style-name="Standard"><text:s text:c="2"/>border-radius: 10px;</text:p>
      <text:p text:style-name="Standard"><text:s text:c="2"/>background: linear-gradient(135deg, var(--accent), #3b82f6 60%);</text:p>
      <text:p text:style-name="Standard"><text:s text:c="2"/>box-shadow: var(--shadow);</text:p>
      <text:p text:style-name="Standard"><text:s text:c="2"/>color: white;</text:p>
      <text:p text:style-name="Standard"><text:s text:c="2"/>font-weight: 700;</text:p>
      <text:p text:style-name="Standard"><text:s text:c="2"/>font-size: 18px;</text:p>
      <text:p text:style-name="Standard">}</text:p>
      <text:p text:style-name="Standard"/>
      <text:p text:style-name="Standard">h1 {</text:p>
      <text:p text:style-name="Standard"><text:soft-page-break/><text:s text:c="2"/>margin: 0;</text:p>
      <text:p text:style-name="Standard"><text:s text:c="2"/>font-size: 20px;</text:p>
      <text:p text:style-name="Standard"><text:s text:c="2"/>letter-spacing: -0.2px;</text:p>
      <text:p text:style-name="Standard">}</text:p>
      <text:p text:style-name="Standard"/>
      <text:p text:style-name="Standard">p.lead {</text:p>
      <text:p text:style-name="Standard"><text:s text:c="2"/>margin: 6px 0 0 0;</text:p>
      <text:p text:style-name="Standard"><text:s text:c="2"/>color: var(--muted);</text:p>
      <text:p text:style-name="Standard"><text:s text:c="2"/>font-size: 14px;</text:p>
      <text:p text:style-name="Standard">}</text:p>
      <text:p text:style-name="Standard">/* SECTIONS */</text:p>
      <text:p text:style-name="Standard">section {</text:p>
      <text:p text:style-name="Standard"><text:s text:c="2"/>padding: 4rem 2rem;</text:p>
      <text:p text:style-name="Standard"><text:s text:c="2"/>max-width: 900px;</text:p>
      <text:p text:style-name="Standard"><text:s text:c="2"/>margin: 0 auto;</text:p>
      <text:p text:style-name="Standard">}</text:p>
      <text:p text:style-name="Standard"/>
      <text:p text:style-name="Standard">section h2 {</text:p>
      <text:p text:style-name="Standard"><text:s text:c="2"/>font-size: 2rem;</text:p>
      <text:p text:style-name="Standard"><text:s text:c="2"/>color: #58a6ff;</text:p>
      <text:p text:style-name="Standard"><text:s text:c="2"/>margin-bottom: 1rem;</text:p>
      <text:p text:style-name="Standard"><text:s text:c="2"/>border-bottom: 2px solid #58a6ff;</text:p>
      <text:p text:style-name="Standard"><text:s text:c="2"/>padding-bottom: 0.5rem;</text:p>
      <text:p text:style-name="Standard">}</text:p>
      <text:p text:style-name="Standard"/>
      <text:p text:style-name="Standard">section p {</text:p>
      <text:p text:style-name="Standard"><text:s text:c="2"/>font-size: 1.125rem;</text:p>
      <text:p text:style-name="Standard"><text:s text:c="2"/>margin-bottom: 1.5rem;</text:p>
      <text:p text:style-name="Standard"><text:s text:c="2"/>color: #e0e0e0;</text:p>
      <text:p text:style-name="Standard">}</text:p>
      <text:p text:style-name="Standard"/>
      <text:p text:style-name="Standard"/>
      <text:p text:style-name="Standard">/* Toggle button */</text:p>
      <text:p text:style-name="Standard">.theme-toggle {</text:p>
      <text:p text:style-name="Standard"><text:s text:c="2"/>border: 0;</text:p>
      <text:p text:style-name="Standard"><text:s text:c="2"/>background: var(--glass);</text:p>
      <text:p text:style-name="Standard"><text:s text:c="2"/>backdrop-filter: blur(6px);</text:p>
      <text:p text:style-name="Standard"><text:s text:c="2"/>padding: 8px;</text:p>
      <text:p text:style-name="Standard"><text:s text:c="2"/>border-radius: 999px;</text:p>
      <text:p text:style-name="Standard"><text:s text:c="2"/>display: inline-flex;</text:p>
      <text:p text:style-name="Standard"><text:s text:c="2"/>gap: 8px;</text:p>
      <text:p text:style-name="Standard"><text:s text:c="2"/>align-items: center;</text:p>
      <text:p text:style-name="Standard"><text:s text:c="2"/>cursor: pointer;</text:p>
      <text:p text:style-name="Standard"><text:s text:c="2"/>box-shadow: var(--shadow);</text:p>
      <text:p text:style-name="Standard">}</text:p>
      <text:p text:style-name="Standard">.theme-toggle:focus {</text:p>
      <text:p text:style-name="Standard"><text:s text:c="2"/>outline: 3px solid var(--accent-weak);</text:p>
      <text:p text:style-name="Standard"><text:s text:c="2"/>outline-offset: 3px;</text:p>
      <text:p text:style-name="Standard">}</text:p>
      <text:p text:style-name="Standard"><text:soft-page-break/>.toggle-icon {</text:p>
      <text:p text:style-name="Standard"><text:s text:c="2"/>width: 20px; height: 20px;</text:p>
      <text:p text:style-name="Standard"><text:s text:c="2"/>display: inline-block;</text:p>
      <text:p text:style-name="Standard">}</text:p>
      <text:p text:style-name="Standard"/>
      <text:p text:style-name="Standard">/* Hero / cards */</text:p>
      <text:p text:style-name="Standard">.hero {</text:p>
      <text:p text:style-name="Standard"><text:s text:c="2"/>display: grid;</text:p>
      <text:p text:style-name="Standard"><text:s text:c="2"/>grid-template-columns: 1fr 320px;</text:p>
      <text:p text:style-name="Standard"><text:s text:c="2"/>gap: 18px;</text:p>
      <text:p text:style-name="Standard"><text:s text:c="2"/>align-items: start;</text:p>
      <text:p text:style-name="Standard"><text:s text:c="2"/>margin-bottom: 28px;</text:p>
      <text:p text:style-name="Standard">}</text:p>
      <text:p text:style-name="Standard"/>
      <text:p text:style-name="Standard">.card {</text:p>
      <text:p text:style-name="Standard"><text:s text:c="2"/>background: var(--card);</text:p>
      <text:p text:style-name="Standard"><text:s text:c="2"/>border-radius: var(--radius);</text:p>
      <text:p text:style-name="Standard"><text:s text:c="2"/>padding: 18px;</text:p>
      <text:p text:style-name="Standard"><text:s text:c="2"/>box-shadow: var(--shadow);</text:p>
      <text:p text:style-name="Standard"><text:s text:c="2"/>border: 1px solid rgba(255,255,255,0.02);</text:p>
      <text:p text:style-name="Standard">}</text:p>
      <text:p text:style-name="Standard"/>
      <text:p text:style-name="Standard">.intro h2 { margin: 0 0 8px 0; font-size: 28px; }</text:p>
      <text:p text:style-name="Standard">.intro p { margin: 0; color: var(--muted); }</text:p>
      <text:p text:style-name="Standard"/>
      <text:p text:style-name="Standard">.actions {</text:p>
      <text:p text:style-name="Standard"><text:s text:c="2"/>margin-top: 14px;</text:p>
      <text:p text:style-name="Standard"><text:s text:c="2"/>display: flex;</text:p>
      <text:p text:style-name="Standard"><text:s text:c="2"/>gap: 8px;</text:p>
      <text:p text:style-name="Standard"><text:s text:c="2"/>flex-wrap: wrap;</text:p>
      <text:p text:style-name="Standard">}</text:p>
      <text:p text:style-name="Standard"/>
      <text:p text:style-name="Standard">.btn {</text:p>
      <text:p text:style-name="Standard"><text:s text:c="2"/>padding: 10px 14px;</text:p>
      <text:p text:style-name="Standard"><text:s text:c="2"/>border-radius: 10px;</text:p>
      <text:p text:style-name="Standard"><text:s text:c="2"/>border: 0;</text:p>
      <text:p text:style-name="Standard"><text:s text:c="2"/>cursor: pointer;</text:p>
      <text:p text:style-name="Standard"><text:s text:c="2"/>font-weight: 600;</text:p>
      <text:p text:style-name="Standard"><text:s text:c="2"/>background: linear-gradient(180deg, var(--accent), #5b45ff);</text:p>
      <text:p text:style-name="Standard"><text:s text:c="2"/>color: white;</text:p>
      <text:p text:style-name="Standard"><text:s text:c="2"/>box-shadow: 0 8px 18px rgba(79,70,229,0.18);</text:p>
      <text:p text:style-name="Standard">}</text:p>
      <text:p text:style-name="Standard">.btn.ghost {</text:p>
      <text:p text:style-name="Standard"><text:s text:c="2"/>background: transparent;</text:p>
      <text:p text:style-name="Standard"><text:s text:c="2"/>color: var(--text);</text:p>
      <text:p text:style-name="Standard"><text:s text:c="2"/>border: 1px solid rgba(255,255,255,0.04);</text:p>
      <text:p text:style-name="Standard"><text:s text:c="2"/>box-shadow: none;</text:p>
      <text:p text:style-name="Standard">}</text:p>
      <text:p text:style-name="Standard"/>
      <text:p text:style-name="Standard"><text:soft-page-break/>/* Features grid */</text:p>
      <text:p text:style-name="Standard">.features {</text:p>
      <text:p text:style-name="Standard"><text:s text:c="2"/>margin-top: 18px;</text:p>
      <text:p text:style-name="Standard"><text:s text:c="2"/>display: grid;</text:p>
      <text:p text:style-name="Standard"><text:s text:c="2"/>grid-template-columns: repeat(2, 1fr);</text:p>
      <text:p text:style-name="Standard"><text:s text:c="2"/>gap: 12px;</text:p>
      <text:p text:style-name="Standard">}</text:p>
      <text:p text:style-name="Standard">.feature {</text:p>
      <text:p text:style-name="Standard"><text:s text:c="2"/>padding: 12px;</text:p>
      <text:p text:style-name="Standard"><text:s text:c="2"/>border-radius: 10px;</text:p>
      <text:p text:style-name="Standard"><text:s text:c="2"/>background: linear-gradient(180deg, rgba(255,255,255,0.02), transparent);</text:p>
      <text:p text:style-name="Standard"><text:s text:c="2"/>border: 1px solid rgba(255,255,255,0.02);</text:p>
      <text:p text:style-name="Standard">}</text:p>
      <text:p text:style-name="Standard">.feature h3 { margin: 0 0 8px 0; font-size: 15px; }</text:p>
      <text:p text:style-name="Standard">.feature p { margin: 0; color: var(--muted); font-size: 13px; }</text:p>
      <text:p text:style-name="Standard"/>
      <text:p text:style-name="Standard">/* Code sample */</text:p>
      <text:p text:style-name="Standard">pre code {</text:p>
      <text:p text:style-name="Standard"><text:s text:c="2"/>display: block;</text:p>
      <text:p text:style-name="Standard"><text:s text:c="2"/>padding: 12px;</text:p>
      <text:p text:style-name="Standard"><text:s text:c="2"/>border-radius: 8px;</text:p>
      <text:p text:style-name="Standard"><text:s text:c="2"/>background: var(--code-bg);</text:p>
      <text:p text:style-name="Standard"><text:s text:c="2"/>overflow: auto;</text:p>
      <text:p text:style-name="Standard"><text:s text:c="2"/>font-family: ui-monospace, SFMono-Regular, Menlo, Monaco, "Roboto Mono", monospace;</text:p>
      <text:p text:style-name="Standard"><text:s text:c="2"/>font-size: 13px;</text:p>
      <text:p text:style-name="Standard"><text:s text:c="2"/>color: inherit;</text:p>
      <text:p text:style-name="Standard">}</text:p>
      <text:p text:style-name="Standard"/>
      <text:p text:style-name="Standard">footer {</text:p>
      <text:p text:style-name="Standard"><text:s text:c="2"/>margin-top: 28px;</text:p>
      <text:p text:style-name="Standard"><text:s text:c="2"/>text-align: center;</text:p>
      <text:p text:style-name="Standard"><text:s text:c="2"/>color: var(--muted);</text:p>
      <text:p text:style-name="Standard"><text:s text:c="2"/>font-size: 13px;</text:p>
      <text:p text:style-name="Standard">}</text:p>
      <text:p text:style-name="Standard"/>
      <text:p text:style-name="Standard">/* Mobile menu (hidden by default) */</text:p>
      <text:p text:style-name="Standard">.nav-toggle {</text:p>
      <text:p text:style-name="Standard"><text:s text:c="2"/>display: none;</text:p>
      <text:p text:style-name="Standard"><text:s text:c="2"/>background: none;</text:p>
      <text:p text:style-name="Standard"><text:s text:c="2"/>border: none;</text:p>
      <text:p text:style-name="Standard"><text:s text:c="2"/>font-size: 1.5rem;</text:p>
      <text:p text:style-name="Standard">}</text:p>
      <text:p text:style-name="Standard"/>
      <text:p text:style-name="Standard">.nav-links {</text:p>
      <text:p text:style-name="Standard"><text:s text:c="2"/>list-style: none;</text:p>
      <text:p text:style-name="Standard"><text:s text:c="2"/>display: flex;</text:p>
      <text:p text:style-name="Standard"><text:s text:c="2"/>gap: 1rem;</text:p>
      <text:p text:style-name="Standard">}</text:p>
      <text:p text:style-name="Standard"/>
      <text:p text:style-name="Standard"><text:soft-page-break/>/* ========================================</text:p>
      <text:p text:style-name="Standard"><text:s text:c="3"/>4. Responsive Breakpoints</text:p>
      <text:p text:style-name="Standard">======================================== */</text:p>
      <text:p text:style-name="Standard"/>
      <text:p text:style-name="Standard">/* Tablet and down (880px) */</text:p>
      <text:p text:style-name="Standard">@media (max-width: 880px) {</text:p>
      <text:p text:style-name="Standard"><text:s text:c="2"/>.hero { grid-template-columns: 1fr; }</text:p>
      <text:p text:style-name="Standard"><text:s text:c="2"/>.features { grid-template-columns: 1fr; }</text:p>
      <text:p text:style-name="Standard"><text:s text:c="2"/>body { padding: 18px; }</text:p>
      <text:p text:style-name="Standard">}</text:p>
      <text:p text:style-name="Standard"/>
      <text:p text:style-name="Standard">/* Mobile (768px) */</text:p>
      <text:p text:style-name="Standard">@media (max-width: 768px) {</text:p>
      <text:p text:style-name="Standard"><text:s text:c="2"/>.nav-links {</text:p>
      <text:p text:style-name="Standard"><text:s text:c="4"/>display: none;</text:p>
      <text:p text:style-name="Standard"><text:s text:c="4"/>flex-direction: column;</text:p>
      <text:p text:style-name="Standard"><text:s text:c="4"/>background: var(--bg);</text:p>
      <text:p text:style-name="Standard"><text:s text:c="4"/>position: absolute;</text:p>
      <text:p text:style-name="Standard"><text:s text:c="4"/>top: 60px;</text:p>
      <text:p text:style-name="Standard"><text:s text:c="4"/>right: 0;</text:p>
      <text:p text:style-name="Standard"><text:s text:c="4"/>padding: 1rem;</text:p>
      <text:p text:style-name="Standard"><text:s text:c="2"/>}</text:p>
      <text:p text:style-name="Standard"><text:s text:c="2"/>.nav-links.open {</text:p>
      <text:p text:style-name="Standard"><text:s text:c="4"/>display: flex;</text:p>
      <text:p text:style-name="Standard"><text:s text:c="2"/>}</text:p>
      <text:p text:style-name="Standard"><text:s text:c="2"/>.nav-toggle {</text:p>
      <text:p text:style-name="Standard"><text:s text:c="4"/>display: block;</text:p>
      <text:p text:style-name="Standard"><text:s text:c="2"/>}</text:p>
      <text:p text:style-name="Standard">}</text:p>
      <text:p text:style-name="Standard">.header-grid {</text:p>
      <text:p text:style-name="Standard"><text:s text:c="2"/>display: flex;</text:p>
      <text:p text:style-name="Standard"><text:s text:c="2"/>justify-content: space-between;</text:p>
      <text:p text:style-name="Standard"><text:s text:c="2"/>align-items: center;</text:p>
      <text:p text:style-name="Standard">}</text:p>
      <text:p text:style-name="Standard"/>
      <text:p text:style-name="Standard">.nav-toggle {</text:p>
      <text:p text:style-name="Standard"><text:s text:c="2"/>background: none;</text:p>
      <text:p text:style-name="Standard"><text:s text:c="2"/>border: none;</text:p>
      <text:p text:style-name="Standard"><text:s text:c="2"/>font-size: 1.5rem;</text:p>
      <text:p text:style-name="Standard"><text:s text:c="2"/>cursor: pointer;</text:p>
      <text:p text:style-name="Standard">}</text:p>
      <text:p text:style-name="Standard"/>
      <text:p text:style-name="Standard">.nav-links {</text:p>
      <text:p text:style-name="Standard"><text:s text:c="2"/>display: none;</text:p>
      <text:p text:style-name="Standard"><text:s text:c="2"/>flex-direction: column;</text:p>
      <text:p text:style-name="Standard"><text:s text:c="2"/>background: var(--bg);</text:p>
      <text:p text:style-name="Standard"><text:s text:c="2"/>position: absolute;</text:p>
      <text:p text:style-name="Standard"><text:s text:c="2"/>top: 60px; /* adjust to header height */</text:p>
      <text:p text:style-name="Standard"><text:s text:c="2"/>left: 0;</text:p>
      <text:p text:style-name="Standard"><text:soft-page-break/><text:s text:c="2"/>width: 100%;</text:p>
      <text:p text:style-name="Standard">}</text:p>
      <text:p text:style-name="Standard"/>
      <text:p text:style-name="Standard">.nav-links.open {</text:p>
      <text:p text:style-name="Standard"><text:s text:c="2"/>display: flex;</text:p>
      <text:p text:style-name="Standard">}</text:p>
      <text:p text:style-name="Standard"/>
      <text:p text:style-name="Standard">@media (min-width: 768px) {</text:p>
      <text:p text:style-name="Standard"><text:s text:c="2"/>.nav-toggle {</text:p>
      <text:p text:style-name="Standard"><text:s text:c="4"/>display: none;</text:p>
      <text:p text:style-name="Standard"><text:s text:c="2"/>}</text:p>
      <text:p text:style-name="Standard"><text:s text:c="2"/>.nav-links {</text:p>
      <text:p text:style-name="Standard"><text:s text:c="4"/>display: flex !important;</text:p>
      <text:p text:style-name="Standard"><text:s text:c="4"/>position: static;</text:p>
      <text:p text:style-name="Standard"><text:s text:c="4"/>flex-direction: row;</text:p>
      <text:p text:style-name="Standard"><text:s text:c="4"/>gap: 1rem;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>/*duplicate*/</text:p>
      <text:p text:style-name="Standard"/>
      <text:p text:style-name="Standard">/* Reset &amp; Base */</text:p>
      <text:p text:style-name="Standard">* {</text:p>
      <text:p text:style-name="Standard"><text:s text:c="2"/>box-sizing: border-box;</text:p>
      <text:p text:style-name="Standard">}</text:p>
      <text:p text:style-name="Standard"/>
      <text:p text:style-name="Standard">body {</text:p>
      <text:p text:style-name="Standard"><text:s text:c="2"/>margin: 0;</text:p>
      <text:p text:style-name="Standard"><text:s text:c="2"/>font-family: 'Segoe UI', Tahoma, Geneva, Verdana, sans-serif;</text:p>
      <text:p text:style-name="Standard"><text:s text:c="2"/>background: #121212;</text:p>
      <text:p text:style-name="Standard"><text:s text:c="2"/>color: #f0f0f0;</text:p>
      <text:p text:style-name="Standard"><text:s text:c="2"/>line-height: 1.6;</text:p>
      <text:p text:style-name="Standard"><text:s text:c="2"/>padding-top: 120px;</text:p>
      <text:p text:style-name="Standard"><text:s text:c="2"/>transition: background 0.3s ease, color 0.3s ease;</text:p>
      <text:p text:style-name="Standard">}</text:p>
      <text:p text:style-name="Standard"/>
      <text:p text:style-name="Standard">a {</text:p>
      <text:p text:style-name="Standard"><text:s text:c="2"/>color: #58a6ff;</text:p>
      <text:p text:style-name="Standard"><text:s text:c="2"/>text-decoration: none;</text:p>
      <text:p text:style-name="Standard">}</text:p>
      <text:p text:style-name="Standard"/>
      <text:p text:style-name="Standard">a:hover {</text:p>
      <text:p text:style-name="Standard"><text:s text:c="2"/>text-decoration: underline;</text:p>
      <text:p text:style-name="Standard">}</text:p>
      <text:p text:style-name="Standard"/>
      <text:p text:style-name="Standard">.logo-img {</text:p>
      <text:p text:style-name="Standard"><text:s text:c="2"/>max-width: 120px;</text:p>
      <text:p text:style-name="Standard"><text:soft-page-break/><text:s text:c="2"/>max-height: 120px;</text:p>
      <text:p text:style-name="Standard"><text:s text:c="2"/>height: auto;</text:p>
      <text:p text:style-name="Standard"><text:s text:c="2"/>width: auto;</text:p>
      <text:p text:style-name="Standard"><text:s text:c="2"/>display: block;</text:p>
      <text:p text:style-name="Standard">}</text:p>
      <text:p text:style-name="Standard"/>
      <text:p text:style-name="Standard">/* NAVBAR */</text:p>
      <text:p text:style-name="Standard">.navbar {</text:p>
      <text:p text:style-name="Standard"><text:s text:c="2"/>position: fixed;</text:p>
      <text:p text:style-name="Standard"><text:s text:c="2"/>top: 0;</text:p>
      <text:p text:style-name="Standard"><text:s text:c="2"/>width: 100%;</text:p>
      <text:p text:style-name="Standard"><text:s text:c="2"/>background-color: #1e1e1e;</text:p>
      <text:p text:style-name="Standard"><text:s text:c="2"/>display: flex;</text:p>
      <text:p text:style-name="Standard"><text:s text:c="2"/>justify-content: space-between;</text:p>
      <text:p text:style-name="Standard"><text:s text:c="2"/>align-items: center;</text:p>
      <text:p text:style-name="Standard"><text:s text:c="2"/>padding: 1rem 2rem;</text:p>
      <text:p text:style-name="Standard"><text:s text:c="2"/>z-index: 1000;</text:p>
      <text:p text:style-name="Standard"><text:s text:c="2"/>box-shadow: 0 2px 5px rgba(0,0,0,0.8);</text:p>
      <text:p text:style-name="Standard">}</text:p>
      <text:p text:style-name="Standard"/>
      <text:p text:style-name="Standard">.logo-container {</text:p>
      <text:p text:style-name="Standard"><text:s text:c="2"/>display: flex;</text:p>
      <text:p text:style-name="Standard"><text:s text:c="2"/>align-items: center;</text:p>
      <text:p text:style-name="Standard">}</text:p>
      <text:p text:style-name="Standard"/>
      <text:p text:style-name="Standard">.school-name {</text:p>
      <text:p text:style-name="Standard"><text:s text:c="2"/>font-size: 1.5rem;</text:p>
      <text:p text:style-name="Standard"><text:s text:c="2"/>font-weight: bold;</text:p>
      <text:p text:style-name="Standard"><text:s text:c="2"/>color: #58a6ff;</text:p>
      <text:p text:style-name="Standard"><text:s text:c="2"/>text-transform: uppercase;</text:p>
      <text:p text:style-name="Standard">}</text:p>
      <text:p text:style-name="Standard"/>
      <text:p text:style-name="Standard">.nav-links {</text:p>
      <text:p text:style-name="Standard"><text:s text:c="2"/>list-style: none;</text:p>
      <text:p text:style-name="Standard"><text:s text:c="2"/>display: flex;</text:p>
      <text:p text:style-name="Standard"><text:s text:c="2"/>gap: 1.5rem;</text:p>
      <text:p text:style-name="Standard"><text:s text:c="2"/>margin: 0;</text:p>
      <text:p text:style-name="Standard"><text:s text:c="2"/>padding: 0;</text:p>
      <text:p text:style-name="Standard">}</text:p>
      <text:p text:style-name="Standard"/>
      <text:p text:style-name="Standard">.nav-links li a {</text:p>
      <text:p text:style-name="Standard"><text:s text:c="2"/>color: #f0f0f0;</text:p>
      <text:p text:style-name="Standard"><text:s text:c="2"/>font-size: 1rem;</text:p>
      <text:p text:style-name="Standard"><text:s text:c="2"/>font-weight: 600;</text:p>
      <text:p text:style-name="Standard"><text:s text:c="2"/>transition: color 0.3s ease;</text:p>
      <text:p text:style-name="Standard">}</text:p>
      <text:p text:style-name="Standard"/>
      <text:p text:style-name="Standard">.nav-links li a:hover {</text:p>
      <text:p text:style-name="Standard"><text:s text:c="2"/>color: #58a6ff;</text:p>
      <text:p text:style-name="Standard"><text:soft-page-break/>}</text:p>
      <text:p text:style-name="Standard"/>
      <text:p text:style-name="Standard">/* HERO SECTION */</text:p>
      <text:p text:style-name="Standard">.hero {</text:p>
      <text:p text:style-name="Standard"><text:s text:c="2"/>background: linear-gradient(135deg, #0f2027, #203a43, #2c5364);</text:p>
      <text:p text:style-name="Standard"><text:s text:c="2"/>padding: 5rem 2rem;</text:p>
      <text:p text:style-name="Standard"><text:s text:c="2"/>text-align: center;</text:p>
      <text:p text:style-name="Standard"><text:s text:c="2"/>width: 100%;</text:p>
      <text:p text:style-name="Standard">}</text:p>
      <text:p text:style-name="Standard"/>
      <text:p text:style-name="Standard">.hero h1 {</text:p>
      <text:p text:style-name="Standard"><text:s text:c="2"/>font-size: 3rem;</text:p>
      <text:p text:style-name="Standard"><text:s text:c="2"/>margin-bottom: 0.5rem;</text:p>
      <text:p text:style-name="Standard"><text:s text:c="2"/>color: #58a6ff;</text:p>
      <text:p text:style-name="Standard"><text:s text:c="2"/>letter-spacing: 3px;</text:p>
      <text:p text:style-name="Standard">}</text:p>
      <text:p text:style-name="Standard"/>
      <text:p text:style-name="Standard">.hero p {</text:p>
      <text:p text:style-name="Standard"><text:s text:c="2"/>font-size: 1.25rem;</text:p>
      <text:p text:style-name="Standard"><text:s text:c="2"/>max-width: 700px;</text:p>
      <text:p text:style-name="Standard"><text:s text:c="2"/>margin: 0 auto;</text:p>
      <text:p text:style-name="Standard"><text:s text:c="2"/>font-weight: 500;</text:p>
      <text:p text:style-name="Standard"><text:s text:c="2"/>color: #cfd8dc;</text:p>
      <text:p text:style-name="Standard">}</text:p>
      <text:p text:style-name="Standard"/>
      <text:p text:style-name="Standard">/* SECTIONS */</text:p>
      <text:p text:style-name="Standard">section {</text:p>
      <text:p text:style-name="Standard"><text:s text:c="2"/>padding: 4rem 2rem;</text:p>
      <text:p text:style-name="Standard"><text:s text:c="2"/>max-width: 900px;</text:p>
      <text:p text:style-name="Standard"><text:s text:c="2"/>margin: 0 auto;</text:p>
      <text:p text:style-name="Standard">}</text:p>
      <text:p text:style-name="Standard"/>
      <text:p text:style-name="Standard">section h2 {</text:p>
      <text:p text:style-name="Standard"><text:s text:c="2"/>font-size: 2rem;</text:p>
      <text:p text:style-name="Standard"><text:s text:c="2"/>color: #58a6ff;</text:p>
      <text:p text:style-name="Standard"><text:s text:c="2"/>margin-bottom: 1rem;</text:p>
      <text:p text:style-name="Standard"><text:s text:c="2"/>border-bottom: 2px solid #58a6ff;</text:p>
      <text:p text:style-name="Standard"><text:s text:c="2"/>padding-bottom: 0.5rem;</text:p>
      <text:p text:style-name="Standard">}</text:p>
      <text:p text:style-name="Standard"/>
      <text:p text:style-name="Standard">section p {</text:p>
      <text:p text:style-name="Standard"><text:s text:c="2"/>font-size: 1.125rem;</text:p>
      <text:p text:style-name="Standard"><text:s text:c="2"/>margin-bottom: 1.5rem;</text:p>
      <text:p text:style-name="Standard"><text:s text:c="2"/>color: #e0e0e0;</text:p>
      <text:p text:style-name="Standard">}</text:p>
      <text:p text:style-name="Standard"/>
      <text:p text:style-name="Standard">/* FOOTER */</text:p>
      <text:p text:style-name="Standard">footer {</text:p>
      <text:p text:style-name="Standard"><text:s text:c="2"/>background-color: #1e1e1e;</text:p>
      <text:p text:style-name="Standard"><text:soft-page-break/><text:s text:c="2"/>text-align: center;</text:p>
      <text:p text:style-name="Standard"><text:s text:c="2"/>padding: 2rem 1rem;</text:p>
      <text:p text:style-name="Standard"><text:s text:c="2"/>font-size: 0.9rem;</text:p>
      <text:p text:style-name="Standard"><text:s text:c="2"/>color: #777;</text:p>
      <text:p text:style-name="Standard">}</text:p>
      <text:p text:style-name="Standard"/>
      <text:p text:style-name="Standard">/* THEME - DARK (default) */</text:p>
      <text:p text:style-name="Standard">html.dark-mode {</text:p>
      <text:p text:style-name="Standard"><text:s text:c="2"/>background: #121212;</text:p>
      <text:p text:style-name="Standard"><text:s text:c="2"/>color: #f0f0f0;</text:p>
      <text:p text:style-name="Standard">}</text:p>
      <text:p text:style-name="Standard"/>
      <text:p text:style-name="Standard">html.dark-mode a {</text:p>
      <text:p text:style-name="Standard"><text:s text:c="2"/>color: #58a6ff;</text:p>
      <text:p text:style-name="Standard">}</text:p>
      <text:p text:style-name="Standard"/>
      <text:p text:style-name="Standard">html.dark-mode section p {</text:p>
      <text:p text:style-name="Standard"><text:s text:c="2"/>color: #e0e0e0;</text:p>
      <text:p text:style-name="Standard">}</text:p>
      <text:p text:style-name="Standard"/>
      <text:p text:style-name="Standard">/* THEME - LIGHT */</text:p>
      <text:p text:style-name="Standard">html.light-mode {</text:p>
      <text:p text:style-name="Standard"><text:s text:c="2"/>background: #f8f9fa;</text:p>
      <text:p text:style-name="Standard"><text:s text:c="2"/>color: #222;</text:p>
      <text:p text:style-name="Standard">}</text:p>
      <text:p text:style-name="Standard"/>
      <text:p text:style-name="Standard">html.light-mode a {</text:p>
      <text:p text:style-name="Standard"><text:s text:c="2"/>color: #0066cc;</text:p>
      <text:p text:style-name="Standard">}</text:p>
      <text:p text:style-name="Standard"/>
      <text:p text:style-name="Standard">html.light-mode section p {</text:p>
      <text:p text:style-name="Standard"><text:s text:c="2"/>color: #222;</text:p>
      <text:p text:style-name="Standard">}</text:p>
      <text:p text:style-name="Standard"/>
      <text:p text:style-name="Standard">/* Hamburger Styles */</text:p>
      <text:p text:style-name="Standard">.hamburger {</text:p>
      <text:p text:style-name="Standard"><text:s text:c="2"/>display: none;</text:p>
      <text:p text:style-name="Standard"><text:s text:c="2"/>font-size: 2rem;</text:p>
      <text:p text:style-name="Standard"><text:s text:c="2"/>background: none;</text:p>
      <text:p text:style-name="Standard"><text:s text:c="2"/>border: none;</text:p>
      <text:p text:style-name="Standard"><text:s text:c="2"/>color: #58a6ff;</text:p>
      <text:p text:style-name="Standard"><text:s text:c="2"/>cursor: pointer;</text:p>
      <text:p text:style-name="Standard">}</text:p>
      <text:p text:style-name="Standard"/>
      <text:p text:style-name="Standard"><text:s/></text:p>
      <text:p text:style-name="Standard"><text:s text:c="4"/>blockquote {</text:p>
      <text:p text:style-name="Standard"><text:s text:c="6"/>font-style: italic;</text:p>
      <text:p text:style-name="Standard"><text:s text:c="6"/>color: #888;</text:p>
      <text:p text:style-name="Standard"><text:s text:c="6"/>border-left: 4px solid #ff4c4c;</text:p>
      <text:p text:style-name="Standard"><text:soft-page-break/><text:s text:c="6"/>padding-left: 1em;</text:p>
      <text:p text:style-name="Standard"><text:s text:c="6"/>margin: 2em 0;</text:p>
      <text:p text:style-name="Standard"><text:s text:c="4"/>}</text:p>
      <text:p text:style-name="Standard"/>
      <text:p text:style-name="Standard">/* RESPONSIVE NAVIGATION */</text:p>
      <text:p text:style-name="Standard">@media (max-width: 768px) {</text:p>
      <text:p text:style-name="Standard"><text:s text:c="2"/>.navbar {</text:p>
      <text:p text:style-name="Standard"><text:s text:c="4"/>flex-direction: column;</text:p>
      <text:p text:style-name="Standard"><text:s text:c="4"/>align-items: flex-start;</text:p>
      <text:p text:style-name="Standard"><text:s text:c="2"/>}</text:p>
      <text:p text:style-name="Standard"/>
      <text:p text:style-name="Standard"><text:s text:c="2"/>.logo-container {</text:p>
      <text:p text:style-name="Standard"><text:s text:c="4"/>margin-bottom: 1rem;</text:p>
      <text:p text:style-name="Standard"><text:s text:c="2"/>}</text:p>
      <text:p text:style-name="Standard"/>
      <text:p text:style-name="Standard"><text:s text:c="2"/>.hamburger {</text:p>
      <text:p text:style-name="Standard"><text:s text:c="4"/>display: block;</text:p>
      <text:p text:style-name="Standard"><text:s text:c="4"/>margin-left: auto;</text:p>
      <text:p text:style-name="Standard"><text:s text:c="2"/>}</text:p>
      <text:p text:style-name="Standard"/>
      <text:p text:style-name="Standard"><text:s text:c="2"/>.nav-links {</text:p>
      <text:p text:style-name="Standard"><text:s text:c="4"/>display: none;</text:p>
      <text:p text:style-name="Standard"><text:s text:c="4"/>flex-direction: column;</text:p>
      <text:p text:style-name="Standard"><text:s text:c="4"/>gap: 1rem;</text:p>
      <text:p text:style-name="Standard"><text:s text:c="4"/>margin-top: 1rem;</text:p>
      <text:p text:style-name="Standard"><text:s text:c="4"/>width: 100%;</text:p>
      <text:p text:style-name="Standard"><text:s text:c="4"/>background-color: #1e1e1e;</text:p>
      <text:p text:style-name="Standard"><text:s text:c="4"/>padding-left: 0;</text:p>
      <text:p text:style-name="Standard"><text:s text:c="2"/>}</text:p>
      <text:p text:style-name="Standard"/>
      <text:p text:style-name="Standard"><text:s text:c="2"/>.nav-links.show {</text:p>
      <text:p text:style-name="Standard"><text:s text:c="4"/>display: flex;</text:p>
      <text:p text:style-name="Standard"><text:s text:c="2"/>}</text:p>
      <text:p text:style-name="Standard"/>
      <text:p text:style-name="Standard"><text:s text:c="2"/>.nav-links li {</text:p>
      <text:p text:style-name="Standard"><text:s text:c="4"/>width: 100%;</text:p>
      <text:p text:style-name="Standard"><text:s text:c="2"/>}</text:p>
      <text:p text:style-name="Standard"/>
      <text:p text:style-name="Standard"><text:s text:c="2"/>.nav-links li a {</text:p>
      <text:p text:style-name="Standard"><text:s text:c="4"/>display: block;</text:p>
      <text:p text:style-name="Standard"><text:s text:c="4"/>padding: 1rem;</text:p>
      <text:p text:style-name="Standard"><text:s text:c="4"/>width: 100%;</text:p>
      <text:p text:style-name="Standard"><text:s text:c="2"/>}</text:p>
      <text:p text:style-name="Standard">}</text:p>
      <text:p text:style-name="Standard">table thead tr {</text:p>
      <text:p text:style-name="Standard"><text:s text:c="2"/>background-color: #58a6ff; /* Bright bootstrap blue */</text:p>
      <text:p text:style-name="Standard"><text:s text:c="2"/>color: white; /* Makes text readable */</text:p>
      <text:p text:style-name="Standard">}</text:p>
      <text:p text:style-name="Standard">table {</text:p>
      <text:p text:style-name="Standard"><text:soft-page-break/><text:s text:c="2"/>border: 2px solid #58a6ff; /* Outer border */</text:p>
      <text:p text:style-name="Standard"><text:s text:c="2"/>border-collapse: collapse; /* Makes borders merge neatly */</text:p>
      <text:p text:style-name="Standard">}</text:p>
      <text:p text:style-name="Standard"/>
      <text:p text:style-name="Standard">table th, table td {</text:p>
      <text:p text:style-name="Standard"><text:s text:c="2"/>border: 1px solid #58a6ff; /* Cell borders */</text:p>
      <text:p text:style-name="Standard">}</text:p>
      <text:p text:style-name="Standard">.nav-links li .nav-button {</text:p>
      <text:p text:style-name="Standard"><text:s text:c="2"/>background: none;</text:p>
      <text:p text:style-name="Standard"><text:s text:c="2"/>border: none;</text:p>
      <text:p text:style-name="Standard"><text:s text:c="2"/>color: inherit;</text:p>
      <text:p text:style-name="Standard"><text:s text:c="2"/>font: inherit;</text:p>
      <text:p text:style-name="Standard"><text:s text:c="2"/>cursor: pointer;</text:p>
      <text:p text:style-name="Standard"><text:s text:c="2"/>padding: 0;</text:p>
      <text:p text:style-name="Standard">}</text:p>
      <text:p text:style-name="Standard"/>
      <text:p text:style-name="Standard">.nav-links li .nav-button:hover {</text:p>
      <text:p text:style-name="Standard"><text:s text:c="2"/>text-decoration: underline;</text:p>
      <text:p text:style-name="Standard">}</text:p>
      <text:p text:style-name="Standard">/* Theme toggle animation */</text:p>
      <text:p text:style-name="Standard">#theme-toggle {</text:p>
      <text:p text:style-name="Standard"><text:s text:c="2"/>display: flex;</text:p>
      <text:p text:style-name="Standard"><text:s text:c="2"/>align-items: center;</text:p>
      <text:p text:style-name="Standard"><text:s text:c="2"/>gap: 6px;</text:p>
      <text:p text:style-name="Standard"><text:s text:c="2"/>background: none;</text:p>
      <text:p text:style-name="Standard"><text:s text:c="2"/>border: none;</text:p>
      <text:p text:style-name="Standard"><text:s text:c="2"/>font: inherit;</text:p>
      <text:p text:style-name="Standard"><text:s text:c="2"/>cursor: pointer;</text:p>
      <text:p text:style-name="Standard"><text:s text:c="2"/>padding: 6px 10px;</text:p>
      <text:p text:style-name="Standard"><text:s text:c="2"/>border-radius: 6px;</text:p>
      <text:p text:style-name="Standard"><text:s text:c="2"/>transition: background-color 0.3s ease;</text:p>
      <text:p text:style-name="Standard">}</text:p>
      <text:p text:style-name="Standard"/>
      <text:p text:style-name="Standard">#theme-toggle:hover {</text:p>
      <text:p text:style-name="Standard"><text:s text:c="2"/>background-color: rgba(0, 0, 0, 0.05);</text:p>
      <text:p text:style-name="Standard">}</text:p>
      <text:p text:style-name="Standard"/>
      <text:p text:style-name="Standard">.theme-icon {</text:p>
      <text:p text:style-name="Standard"><text:s text:c="2"/>display: inline-block;</text:p>
      <text:p text:style-name="Standard"><text:s text:c="2"/>transition: transform 0.3s ease, opacity 0.3s ease;</text:p>
      <text:p text:style-name="Standard">}</text:p>
      <text:p text:style-name="Standard"/>
      <text:p text:style-name="Standard">.theme-icon.fade {</text:p>
      <text:p text:style-name="Standard"><text:s text:c="2"/>opacity: 0;</text:p>
      <text:p text:style-name="Standard"><text:s text:c="2"/>transform: rotate(90deg) scale(0.8);</text:p>
      <text:p text:style-name="Standard">}</text:p>
      <text:p text:style-name="Standard"/>
      <text:p text:style-name="Standard">.theme-label {</text:p>
      <text:p text:style-name="Standard"><text:s text:c="2"/>transition: opacity 0.3s ease;</text:p>
      <text:p text:style-name="Standard"><text:soft-page-break/>}</text:p>
      <text:p text:style-name="Standard"/>
      <text:p text:style-name="Standard">.theme-label.fade {</text:p>
      <text:p text:style-name="Standard"><text:s text:c="2"/>opacity: 0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0T20:08:54.16</meta:creation-date>
    <meta:document-statistic meta:table-count="0" meta:image-count="0" meta:object-count="0" meta:page-count="13" meta:paragraph-count="516" meta:word-count="1279" meta:character-count="9794"/>
    <dc:date>2025-08-10T23:09:02.88</dc:date>
    <dc:creator>Joseph Malone</dc:creator>
    <meta:editing-duration>PT2H45M8S</meta:editing-duration>
    <meta:editing-cycles>1</meta:editing-cycles>
    <meta:generator>OpenOffice/4.1.15$Win32 OpenOffice.org_project/4115m2$Build-9813</meta:generator>
  </office:meta>
</office:document-meta>
</file>